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 lękaj się mój sługo,</text:span><text:span text:style-name="T1"><text:line-break/></text:span><text:span text:style-name="T1">bo Ja ciebie wykupiłem,</text:span><text:span text:style-name="T1"><text:line-break/></text:span><text:span text:style-name="T1">Wezwałem Cię </text:span><text:span text:style-name="T1">po imieniu,</text:span><text:span text:style-name="T1"><text:line-break/></text:span><text:span text:style-name="T1">tyś jest moim na zawsze.</text:span><text:span text:style-name="T1"><text:line-break/></text:span><text:span text:style-name="T1">Gdy pójdziesz przez wody</text:span><text:span text:style-name="T1"><text:line-break/></text:span><text:span text:style-name="T1">Ja tam będę z tobą,</text:span><text:span text:style-name="T1"><text:line-break/></text:span><text:span text:style-name="T1">Gdy pójdziesz przez rzeki</text:span><text:span text:style-name="T1"><text:line-break/></text:span><text:span text:style-name="T1">nie zatopią Cie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Gdy pójdziesz </text:span><text:span text:style-name="T1">przez ogień</text:span><text:span text:style-name="T1"><text:line-break/></text:span><text:span text:style-name="T1">nie spalisz się</text:span><text:span text:style-name="T1"><text:line-break/></text:span><text:span text:style-name="T1">I nie strawi Cię płomień,</text:span><text:span text:style-name="T1"><text:line-break/></text:span><text:span text:style-name="T1">Albowiem Ja jestem Pan</text:span><text:span text:style-name="T1"><text:line-break/></text:span><text:span text:style-name="T1">twój Bóg</text:span><text:span text:style-name="T1"><text:line-break/></text:span><text:span text:style-name="T1">Święty twój Zbaw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Nie lękaj się mój sługo,</text:span><text:span text:style-name="T1"><text:line-break/></text:span><text:span text:style-name="T1">bo Ja ciebie wykupiłem,</text:span><text:span text:style-name="T1"><text:line-break/></text:span><text:span text:style-name="T1">Wezwałem Cię </text:span><text:span text:style-name="T1">po imieniu,</text:span><text:span text:style-name="T1"><text:line-break/></text:span><text:span text:style-name="T1">tyś jest moim na zawsze.</text:span><text:span text:style-name="T1"><text:line-break/></text:span><text:span text:style-name="T1">Gdy pójdziesz przez wody</text:span><text:span text:style-name="T1"><text:line-break/></text:span><text:span text:style-name="T1">Ja tam będę z tobą,</text:span><text:span text:style-name="T1"><text:line-break/></text:span><text:span text:style-name="T1">Gdy pójdziesz przez rzeki</text:span><text:span text:style-name="T1"><text:line-break/></text:span><text:span text:style-name="T1">nie zatopią Cie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Nie bój się</text:span><text:span text:style-name="T1"><text:line-break/></text:span><text:span text:style-name="T1">robaczku Jakubie,</text:span><text:span text:style-name="T1"><text:line-break/></text:span><text:span text:style-name="T1">Nieboraku Izraelu,</text:span><text:span text:style-name="T1"><text:line-break/></text:span><text:span text:style-name="T1">Albowiem Ja Pan</text:span><text:span text:style-name="T1"><text:line-break/></text:span><text:span text:style-name="T1">mówię ci nie lękaj się,</text:span><text:span text:style-name="T1"><text:line-break/></text:span><text:span text:style-name="T1">Przychodzę ci z pomoc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Nie lękaj się mój sługo,</text:span><text:span text:style-name="T1"><text:line-break/></text:span><text:span text:style-name="T1">bo Ja ciebie wykupiłem,</text:span><text:span text:style-name="T1"><text:line-break/></text:span><text:span text:style-name="T1">Wezwałem Cię </text:span><text:span text:style-name="T1">po imieniu,</text:span><text:span text:style-name="T1"><text:line-break/></text:span><text:span text:style-name="T1">tyś jest moim na zawsze.</text:span><text:span text:style-name="T1"><text:line-break/></text:span><text:span text:style-name="T1">Gdy pójdziesz przez wody</text:span><text:span text:style-name="T1"><text:line-break/></text:span><text:span text:style-name="T1">Ja tam będę z tobą,</text:span><text:span text:style-name="T1"><text:line-break/></text:span><text:span text:style-name="T1">Gdy pójdziesz przez rzeki</text:span><text:span text:style-name="T1"><text:line-break/></text:span><text:span text:style-name="T1">nie zatopią Cie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Czy może niewiasta</text:span><text:span text:style-name="T1"><text:line-break/></text:span><text:span text:style-name="T1">zapomnieć o dziecku,</text:span><text:span text:style-name="T1"><text:line-break/></text:span><text:span text:style-name="T1">Ta, która kocha</text:span><text:span text:style-name="T1"><text:line-break/></text:span><text:span text:style-name="T1">syna swego łona?</text:span><text:span text:style-name="T1"><text:line-break/></text:span><text:span text:style-name="T1">A nawet,</text:span><text:span text:style-name="T1"><text:line-break/></text:span><text:span text:style-name="T1">gdyby ona zapomniała,</text:span><text:span text:style-name="T1"><text:line-break/></text:span><text:span text:style-name="T1">Ja nie zapomnę o to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Nie lękaj się mój sługo,</text:span><text:span text:style-name="T1"><text:line-break/></text:span><text:span text:style-name="T1">bo Ja ciebie wykupiłem,</text:span><text:span text:style-name="T1"><text:line-break/></text:span><text:span text:style-name="T1">Wezwałem Cię </text:span><text:span text:style-name="T1">po imieniu,</text:span><text:span text:style-name="T1"><text:line-break/></text:span><text:span text:style-name="T1">tyś jest moim na zawsze.</text:span><text:span text:style-name="T1"><text:line-break/></text:span><text:span text:style-name="T1">Gdy pójdziesz przez wody</text:span><text:span text:style-name="T1"><text:line-break/></text:span><text:span text:style-name="T1">Ja tam będę z tobą,</text:span><text:span text:style-name="T1"><text:line-break/></text:span><text:span text:style-name="T1">Gdy pójdziesz przez rzeki</text:span><text:span text:style-name="T1"><text:line-break/></text:span><text:span text:style-name="T1">nie zatopią Cie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48:28</meta:creation-date>
    <dc:creator>Rafał Talacha</dc:creator>
    <dc:date>2009-01-27T09:59:59</dc:date>
    <dc:language>pl-PL</dc:language>
    <meta:editing-cycles>6</meta:editing-cycles>
    <meta:editing-duration>PT8M19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